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Modifier.isUpdatable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Modifier.removeMember( String 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Modifier.getModificationIte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upModifier.isNew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Modifier.GroupModifier( GroupDao dao , Group arch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Modifier.isUpdateN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Modifier.mod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upModifier.GroupModifier( GroupDao dao , String name , Set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upModifier.de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Modifier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Modifier.rename( String new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roupModifier.ad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upModifier.addMember( String me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